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7.39cm"/>
    </style:style>
    <style:style style:name="gr3" style:family="graphic" style:parent-style-name="objectwithoutfill">
      <style:graphic-properties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2.278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1.51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262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stroke="none" svg:stroke-color="#000000" draw:fill="none" draw:fill-color="#ffffff" fo:min-height="1.971cm"/>
    </style:style>
    <style:style style:name="gr9" style:family="graphic" style:parent-style-name="standard">
      <style:graphic-properties draw:stroke="none" svg:stroke-color="#000000" draw:fill="none" draw:fill-color="#ffffff" fo:min-height="5.123cm"/>
    </style:style>
    <style:style style:name="gr10" style:family="graphic" style:parent-style-name="standard">
      <style:graphic-properties draw:stroke="none" svg:stroke-color="#000000" draw:fill="none" draw:fill-color="#ffffff" fo:min-height="1.577cm"/>
    </style:style>
    <style:style style:name="gr11" style:family="graphic" style:parent-style-name="standard">
      <style:graphic-properties svg:stroke-color="#ff3300" draw:fill-color="#66ccff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svg:stroke-color="#000000" draw:fill="none" draw:fill-color="#ffffff" fo:min-height="0.433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svg:stroke-color="#cc9900" draw:fill-color="#ffff00" draw:textarea-vertical-align="middle" draw:auto-grow-height="false" fo:min-height="0.005cm" fo:min-width="0cm"/>
    </style:style>
    <style:style style:name="gr15" style:family="graphic" style:parent-style-name="standard">
      <style:graphic-properties draw:stroke="none" svg:stroke-color="#000000" draw:fill="none" draw:fill-color="#ffffff" fo:min-height="1.645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17" style:family="graphic" style:parent-style-name="standard">
      <style:graphic-properties draw:stroke="none" svg:stroke-color="#000000" draw:fill="none" draw:fill-color="#ffffff" fo:min-height="0.513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1.151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385cm" fo:min-width="5.723cm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2.6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6666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0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6666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8pt" style:font-weight-asian="bold" style:font-size-complex="18pt" style:font-weight-complex="bold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size="10pt" fo:font-weight="normal" style:font-size-asian="18pt" style:font-weight-asian="normal" style:font-size-complex="18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637cm" svg:height="1.673cm" svg:x="2.524cm" svg:y="1.762cm">
          <draw:text-box>
            <text:p text:style-name="P1">Chapter 1 – Court</text:p>
            <text:p text:style-name="P1">Ukiah, CA</text:p>
          </draw:text-box>
        </draw:frame>
        <draw:custom-shape draw:style-name="gr2" draw:text-style-name="P3" draw:layer="layout" svg:width="7.89cm" svg:height="3.556cm" svg:x="1.254cm" svg:y="13.319cm">
          <text:p text:style-name="P1"><text:span text:style-name="T1">Courthous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06cm" svg:y1="16.875cm" svg:x2="9.906cm" svg:y2="3.794cm">
          <text:p text:style-name="P1">N State St.</text:p>
        </draw:line>
        <draw:custom-shape draw:style-name="gr4" draw:text-style-name="P1" draw:layer="layout" svg:width="2.778cm" svg:height="2.159cm" svg:x="10.414cm" svg:y="3.921cm">
          <text:p text:style-name="P1"><text:span text:style-name="T2">GC </text:span><text:span text:style-name="T2">Army </text:span><text:span text:style-name="T2">Recruiti</text:span><text:span text:style-name="T2">ng </text:span><text:span text:style-name="T2">Cent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06cm" svg:y1="9.958cm" svg:x2="19.923cm" svg:y2="9.958cm">
          <text:p text:style-name="P1">Ford Rd.</text:p>
        </draw:line>
        <draw:custom-shape draw:style-name="gr5" draw:text-style-name="P1" draw:layer="layout" svg:width="2.016cm" svg:height="1.905cm" svg:x="10.668cm" svg:y="14.335cm">
          <text:p text:style-name="P1"><text:span text:style-name="T3">AAA </text:span><text:span text:style-name="T3">Bail </text:span><text:span text:style-name="T3">Bon</text:span><text:span text:style-name="T3">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762cm" svg:height="1.27cm" svg:x="10.668cm" svg:y="12.557cm">
          <text:p text:style-name="P1"><text:span text:style-name="T4">N</text:span><text:span text:style-name="T4">e</text:span><text:span text:style-name="T4">w</text:span><text:span text:style-name="T4">s</text:span></text:p>
          <text:p text:style-name="P1"><text:span text:style-name="T4">S</text:span><text:span text:style-name="T4">t</text:span><text:span text:style-name="T4">a</text:span><text:span text:style-name="T4">n</text:span><text:span text:style-name="T4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.779cm" svg:height="1.905cm" svg:x="12.684cm" svg:y="11.033cm">
          <draw:text-box>
            <text:p><text:span text:style-name="T5">Takeable / Readable / Achievable:</text:span></text:p>
            <text:p><text:span text:style-name="T6">Time (-$5 / +1pt → Current Events)</text:span></text:p>
            <text:p><text:span text:style-name="T6">Newsweek (-$5 / +1pt → Current </text:span><text:span text:style-name="T6">Events)</text:span></text:p>
            <text:p><text:span text:style-name="T6">Vendor’s Book (+1pt → History </text:span><text:span text:style-name="T6">Lesson)</text:span></text:p>
          </draw:text-box>
        </draw:frame>
        <draw:frame draw:style-name="gr8" draw:text-style-name="P6" draw:layer="layout" svg:width="2.651cm" svg:height="2.221cm" svg:x="13.208cm" svg:y="14.335cm">
          <draw:text-box>
            <text:p><text:span text:style-name="T7">Takeable</text:span><text:span text:style-name="T8">:</text:span></text:p>
            <text:p><text:span text:style-name="T8">$5 GCD bill</text:span></text:p>
            <text:p><text:span text:style-name="T8"/></text:p>
            <text:p><text:span text:style-name="T9"/></text:p>
          </draw:text-box>
        </draw:frame>
        <draw:frame draw:style-name="gr9" draw:text-style-name="P5" draw:layer="layout" svg:width="8.255cm" svg:height="5.373cm" svg:x="1.254cm" svg:y="7.912cm">
          <draw:text-box>
            <text:p><text:span text:style-name="T5">R</text:span><text:span text:style-name="T5">e</text:span><text:span text:style-name="T5">a</text:span><text:span text:style-name="T5">d</text:span><text:span text:style-name="T5">a</text:span><text:span text:style-name="T5">b</text:span><text:span text:style-name="T5">l</text:span><text:span text:style-name="T5">e</text:span><text:span text:style-name="T5"> </text:span><text:span text:style-name="T5">/</text:span><text:span text:style-name="T5"> </text:span><text:span text:style-name="T5">A</text:span><text:span text:style-name="T5">c</text:span><text:span text:style-name="T5">h</text:span><text:span text:style-name="T5">i</text:span><text:span text:style-name="T5">e</text:span><text:span text:style-name="T5">v</text:span><text:span text:style-name="T5">a</text:span><text:span text:style-name="T5">b</text:span><text:span text:style-name="T5">l</text:span><text:span text:style-name="T5">e</text:span><text:span text:style-name="T5">:</text:span></text:p>
            <text:p><text:span text:style-name="T6">T</text:span><text:span text:style-name="T6">r</text:span><text:span text:style-name="T6">a</text:span><text:span text:style-name="T6">n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 </text:span><text:span text:style-name="T6">(</text:span><text:span text:style-name="T6">+</text:span><text:span text:style-name="T6">1</text:span><text:span text:style-name="T6">p</text:span><text:span text:style-name="T6">t</text:span><text:span text:style-name="T6"> </text:span><text:span text:style-name="T6">→</text:span><text:span text:style-name="T6"> </text:span><text:span text:style-name="T6">W</text:span><text:span text:style-name="T6">h</text:span><text:span text:style-name="T6">o</text:span><text:span text:style-name="T6"> </text:span><text:span text:style-name="T6">a</text:span><text:span text:style-name="T6">m</text:span><text:span text:style-name="T6"> </text:span><text:span text:style-name="T6">I</text:span><text:span text:style-name="T6">?</text:span><text:span text:style-name="T6">)</text:span></text:p>
            <text:p><text:span text:style-name="T6">B</text:span><text:span text:style-name="T6">i</text:span><text:span text:style-name="T6">r</text:span><text:span text:style-name="T6">t</text:span><text:span text:style-name="T6">h</text:span><text:span text:style-name="T6"> </text:span><text:span text:style-name="T6">C</text:span><text:span text:style-name="T6">e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e</text:span><text:span text:style-name="T6"> </text:span><text:span text:style-name="T6">(</text:span><text:span text:style-name="T6">+</text:span><text:span text:style-name="T6">1</text:span><text:span text:style-name="T6">p</text:span><text:span text:style-name="T6">t</text:span><text:span text:style-name="T6"> </text:span><text:span text:style-name="T6">→</text:span><text:span text:style-name="T6"> </text:span><text:span text:style-name="T6">W</text:span><text:span text:style-name="T6">h</text:span><text:span text:style-name="T6">o</text:span><text:span text:style-name="T6"> </text:span><text:span text:style-name="T6">a</text:span><text:span text:style-name="T6">m</text:span><text:span text:style-name="T6"> </text:span><text:span text:style-name="T6">I</text:span><text:span text:style-name="T6">?</text:span><text:span text:style-name="T6">)</text:span></text:p>
            <text:p><text:span text:style-name="T6"/></text:p>
            <text:p><text:span text:style-name="T5">A</text:span><text:span text:style-name="T5">c</text:span><text:span text:style-name="T5">h</text:span><text:span text:style-name="T5">i</text:span><text:span text:style-name="T5">e</text:span><text:span text:style-name="T5">v</text:span><text:span text:style-name="T5">a</text:span><text:span text:style-name="T5">b</text:span><text:span text:style-name="T5">l</text:span><text:span text:style-name="T5">e</text:span><text:span text:style-name="T5">:</text:span></text:p>
            <text:p><text:span text:style-name="T10">S</text:span><text:span text:style-name="T10">i</text:span><text:span text:style-name="T10">g</text:span><text:span text:style-name="T10">n</text:span><text:span text:style-name="T10"> 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e</text:span><text:span text:style-name="T10">r</text:span><text:span text:style-name="T10">’</text:span><text:span text:style-name="T10">s</text:span><text:span text:style-name="T10"> </text:span><text:span text:style-name="T10">b</text:span><text:span text:style-name="T10">o</text:span><text:span text:style-name="T10">o</text:span><text:span text:style-name="T10">k</text:span><text:span text:style-name="T10"> </text:span><text:span text:style-name="T10">(</text:span><text:span text:style-name="T10">+</text:span><text:span text:style-name="T10">1</text:span><text:span text:style-name="T10">p</text:span><text:span text:style-name="T10">t</text:span><text:span text:style-name="T10"> </text:span><text:span text:style-name="T10">→</text:span><text:span text:style-name="T10"> </text:span><text:span text:style-name="T10">O</text:span><text:span text:style-name="T10">b</text:span><text:span text:style-name="T10">e</text:span><text:span text:style-name="T10">y</text:span><text:span text:style-name="T10">i</text:span><text:span text:style-name="T10">n</text:span><text:span text:style-name="T10">g</text:span><text:span text:style-name="T10"> </text:span><text:span text:style-name="T10">a</text:span><text:span text:style-name="T10">u</text:span><text:span text:style-name="T10">t</text:span><text:span text:style-name="T10">h</text:span><text:span text:style-name="T10">o</text:span><text:span text:style-name="T10">r</text:span><text:span text:style-name="T10">i</text:span><text:span text:style-name="T10">t</text:span><text:span text:style-name="T10">y</text:span><text:span text:style-name="T10">)</text:span></text:p>
            <text:p><text:span text:style-name="T10"/></text:p>
            <text:p><text:span text:style-name="T5">D</text:span><text:span text:style-name="T5">o</text:span><text:span text:style-name="T5">a</text:span><text:span text:style-name="T5">b</text:span><text:span text:style-name="T5">l</text:span><text:span text:style-name="T5">e</text:span><text:span text:style-name="T5">:</text:span></text:p>
            <text:p><text:span text:style-name="T10">N</text:span><text:span text:style-name="T10">o</text:span><text:span text:style-name="T10">t</text:span><text:span text:style-name="T10">a</text:span><text:span text:style-name="T10">r</text:span><text:span text:style-name="T10">i</text:span><text:span text:style-name="T10">z</text:span><text:span text:style-name="T10">e</text:span><text:span text:style-name="T10"> </text:span><text:span text:style-name="T10">b</text:span><text:span text:style-name="T10">i</text:span><text:span text:style-name="T10">r</text:span><text:span text:style-name="T10">t</text:span><text:span text:style-name="T10">h</text:span><text:span text:style-name="T10"> </text:span><text:span text:style-name="T10">c</text:span><text:span text:style-name="T10">e</text:span><text:span text:style-name="T10">r</text:span><text:span text:style-name="T10">t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e</text:span></text:p>
            <text:p><text:span text:style-name="T10"/></text:p>
            <text:p><text:span text:style-name="T5">T</text:span><text:span text:style-name="T5">a</text:span><text:span text:style-name="T5">k</text:span><text:span text:style-name="T5">e</text:span><text:span text:style-name="T5">a</text:span><text:span text:style-name="T5">b</text:span><text:span text:style-name="T5">l</text:span><text:span text:style-name="T5">e</text:span><text:span text:style-name="T5">:</text:span></text:p>
            <text:p><text:span text:style-name="T10">$</text:span><text:span text:style-name="T10">5</text:span><text:span text:style-name="T10"> </text:span><text:span text:style-name="T10">G</text:span><text:span text:style-name="T10">C</text:span><text:span text:style-name="T10">D</text:span><text:span text:style-name="T10"> </text:span><text:span text:style-name="T10">i</text:span><text:span text:style-name="T10">n</text:span><text:span text:style-name="T10"> 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e</text:span><text:span text:style-name="T10">r</text:span><text:span text:style-name="T10">’</text:span><text:span text:style-name="T10">s</text:span><text:span text:style-name="T10"> </text:span><text:span text:style-name="T10">p</text:span><text:span text:style-name="T10">o</text:span><text:span text:style-name="T10">d</text:span><text:span text:style-name="T10">i</text:span><text:span text:style-name="T10">u</text:span><text:span text:style-name="T10">m</text:span><text:span text:style-name="T10"> </text:span><text:span text:style-name="T10">d</text:span><text:span text:style-name="T10">r</text:span><text:span text:style-name="T10">a</text:span><text:span text:style-name="T10">w</text:span><text:span text:style-name="T10">e</text:span><text:span text:style-name="T10">r</text:span></text:p>
            <text:p><text:span text:style-name="T10">$</text:span><text:span text:style-name="T10">5</text:span><text:span text:style-name="T10"> </text:span><text:span text:style-name="T10">G</text:span><text:span text:style-name="T10">C</text:span><text:span text:style-name="T10">D</text:span><text:span text:style-name="T10"> </text:span><text:span text:style-name="T10">u</text:span><text:span text:style-name="T10">n</text:span><text:span text:style-name="T10">d</text:span><text:span text:style-name="T10">e</text:span><text:span text:style-name="T10">r</text:span><text:span text:style-name="T10"> </text:span><text:span text:style-name="T10">b</text:span><text:span text:style-name="T10">e</text:span><text:span text:style-name="T10">n</text:span><text:span text:style-name="T10">c</text:span><text:span text:style-name="T10">h</text:span><text:span text:style-name="T10"> </text:span><text:span text:style-name="T10">i</text:span><text:span text:style-name="T10">n</text:span><text:span text:style-name="T10"> </text:span><text:span text:style-name="T10">f</text:span><text:span text:style-name="T10">o</text:span><text:span text:style-name="T10">y</text:span><text:span text:style-name="T10">e</text:span><text:span text:style-name="T10">r</text:span></text:p>
          </draw:text-box>
        </draw:frame>
        <draw:frame draw:style-name="gr10" draw:text-style-name="P5" draw:layer="layout" svg:width="6.323cm" svg:height="1.827cm" svg:x="14.616cm" svg:y="3.921cm">
          <draw:text-box>
            <text:p><text:span text:style-name="T5">Readable / </text:span><text:span text:style-name="T5">Achievable</text:span><text:span text:style-name="T6">:</text:span></text:p>
            <text:p><text:span text:style-name="T6">Bg Check (+1pt </text:span><text:span text:style-name="T6">→ Who am I?)</text:span></text:p>
            <text:p><text:span text:style-name="T6">Ft Benning </text:span><text:span text:style-name="T6">Brochure (+1p → </text:span><text:span text:style-name="T6">Military Science)</text:span></text:p>
          </draw:text-box>
        </draw:frame>
        <draw:g>
          <draw:custom-shape draw:style-name="gr11" draw:text-style-name="P7" draw:layer="layout" svg:width="0.635cm" svg:height="0.635cm" svg:x="13.319cm" svg:y="15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794cm" svg:height="0.683cm" svg:x="13.827cm" svg:y="15.605cm">
            <draw:text-box>
              <text:p><text:span text:style-name="T11">Bondsman</text:span></text:p>
            </draw:text-box>
          </draw:frame>
        </draw:g>
        <draw:g>
          <draw:custom-shape draw:style-name="gr11" draw:text-style-name="P7" draw:layer="layout" svg:width="0.635cm" svg:height="0.635cm" svg:x="12.811cm" svg:y="12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794cm" svg:height="0.683cm" svg:x="13.319cm" svg:y="12.763cm">
            <draw:text-box>
              <text:p><text:span text:style-name="T11">Vendor</text:span></text:p>
            </draw:text-box>
          </draw:frame>
        </draw:g>
        <draw:g>
          <draw:custom-shape draw:style-name="gr11" draw:text-style-name="P7" draw:layer="layout" svg:width="0.635cm" svg:height="0.635cm" svg:x="14.843cm" svg:y="5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794cm" svg:height="0.683cm" svg:x="15.351cm" svg:y="5.651cm">
            <draw:text-box>
              <text:p><text:span text:style-name="T11">Recruiter</text:span></text:p>
            </draw:text-box>
          </draw:frame>
        </draw:g>
        <draw:frame draw:style-name="gr13" draw:text-style-name="P9" draw:layer="layout" svg:width="3.937cm" svg:height="1.651cm" svg:x="16.24cm" svg:y="14.335cm">
          <draw:text-box>
            <text:p><text:span text:style-name="T7">Readable</text:span><text:span text:style-name="T9">:</text:span></text:p>
            <text:p><text:span text:style-name="T9">Services Offered (Bail bond)</text:span></text:p>
          </draw:text-box>
        </draw:frame>
        <draw:custom-shape draw:style-name="gr14" draw:text-style-name="P10" draw:layer="layout" svg:width="0.762cm" svg:height="0.762cm" svg:x="14.816cm" svg:y="6.5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5" draw:text-style-name="P11" draw:layer="layout" svg:width="5.239cm" svg:height="1.895cm" svg:x="15.351cm" svg:y="6.588cm">
          <draw:text-box>
            <text:p><text:span text:style-name="T12">ASVAB (+1pt → Enlisting)</text:span></text:p>
            <text:p><text:span text:style-name="T12"/></text:p>
            <text:p><text:span text:style-name="T12">Notarize Early Enlistment Consent (+1pt → Enlisting)</text:span></text:p>
          </draw:text-box>
        </draw:frame>
        <draw:g>
          <draw:custom-shape draw:style-name="gr16" draw:text-style-name="P1" draw:layer="layout" svg:width="6.223cm" svg:height="1.397cm" svg:x="1.305cm" svg:y="15.4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7" draw:layer="layout" svg:width="0.635cm" svg:height="0.635cm" svg:x="2.067cm" svg:y="16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frame draw:style-name="gr12" draw:text-style-name="P8" draw:layer="layout" svg:width="1.651cm" svg:height="0.683cm" svg:x="2.575cm" svg:y="15.986cm">
              <draw:text-box>
                <text:p><text:span text:style-name="T11">Judge</text:span></text:p>
              </draw:text-box>
            </draw:frame>
          </draw:g>
          <draw:g>
            <draw:custom-shape draw:style-name="gr11" draw:text-style-name="P7" draw:layer="layout" svg:width="0.635cm" svg:height="0.635cm" svg:x="4.099cm" svg:y="16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frame draw:style-name="gr12" draw:text-style-name="P8" draw:layer="layout" svg:width="2.286cm" svg:height="0.683cm" svg:x="4.607cm" svg:y="15.986cm">
              <draw:text-box>
                <text:p><text:span text:style-name="T11">Counselor</text:span></text:p>
              </draw:text-box>
            </draw:frame>
          </draw:g>
          <draw:frame draw:style-name="gr17" draw:text-style-name="P11" draw:layer="layout" svg:width="2.667cm" svg:height="0.763cm" svg:x="1.178cm" svg:y="15.478cm">
            <draw:text-box>
              <text:p><text:span text:style-name="T4">Courtroom</text:span></text:p>
            </draw:text-box>
          </draw:frame>
        </draw:g>
        <draw:custom-shape draw:style-name="gr18" draw:text-style-name="P1" draw:layer="layout" svg:width="1.651cm" svg:height="3.556cm" svg:x="7.477cm" svg:y="13.319cm">
          <text:p text:style-name="P1"><text:span text:style-name="T13">Foy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223cm" svg:height="0.635cm" svg:x="1.254cm" svg:y="14.843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2.032cm" svg:height="0.725cm" svg:x="1.381cm" svg:y="14.816cm">
          <draw:text-box>
            <text:p><text:span text:style-name="T13">Hallway</text:span></text:p>
          </draw:text-box>
        </draw:frame>
        <draw:custom-shape draw:style-name="gr21" draw:text-style-name="P1" draw:layer="layout" svg:width="3.172cm" svg:height="1.524cm" svg:x="2.524cm" svg:y="13.319cm">
          <text:p text:style-name="P1"><text:span text:style-name="T14">Recorder’s Offic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0.635cm" svg:height="0.635cm" svg:x="2.651cm" svg:y="14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286cm" svg:height="0.683cm" svg:x="3.159cm" svg:y="14.208cm">
            <draw:text-box>
              <text:p><text:span text:style-name="T11">Record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0:50.669527455</meta:creation-date>
    <dc:date>2017-06-18T22:36:32.572408635</dc:date>
    <meta:editing-duration>PT14H38M2S</meta:editing-duration>
    <meta:editing-cycles>11</meta:editing-cycles>
    <meta:generator>LibreOffice/5.1.6.2$Linux_X86_64 LibreOffice_project/10m0$Build-2</meta:generator>
    <meta:document-statistic meta:object-count="39"/>
  </office:meta>
</office:document-meta>
</file>